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3.1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2.5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96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095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/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6.6cm" svg:height="3.4cm" svg:x="1.6cm" svg:y="7.4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</text:list>
          </draw:text-box>
        </draw:frame>
        <draw:frame draw:style-name="gr3" draw:layer="layout" svg:width="8.7cm" svg:height="1cm" svg:x="1.3cm" svg:y="1.7cm">
          <draw:text-box>
            <text:p>Bounding Volume Hierarchy</text:p>
          </draw:text-box>
        </draw:frame>
        <draw:frame draw:style-name="gr4" draw:layer="layout" svg:width="11.4cm" svg:height="2.8cm" svg:x="1.3cm" svg:y="11.4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5" draw:text-style-name="P2" xml:id="id1" draw:id="id1" draw:layer="layout" svg:width="0.7cm" svg:height="0.7cm" svg:x="19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2" draw:id="id2" draw:layer="layout" svg:width="0.8cm" svg:height="0.8cm" svg:x="18cm" svg:y="4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9.35cm" svg:y1="3.1cm" svg:x2="18.4cm" svg:y2="4.6cm" draw:start-shape="id1" draw:start-glue-point="8" draw:end-shape="id2" draw:end-glue-point="4" svg:d="m19350 3100-950 1500" svg:viewBox="0 0 951 1501">
            <text:p/>
          </draw:connector>
        </draw:g>
        <draw:g>
          <draw:custom-shape draw:style-name="gr5" draw:text-style-name="P2" xml:id="id3" draw:id="id3" draw:layer="layout" svg:width="0.7cm" svg:height="0.7cm" svg:x="25.6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0.8cm" svg:height="0.8cm" svg:x="24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4.4cm" svg:y2="4.3cm" draw:start-shape="id3" draw:start-glue-point="8" draw:end-shape="id4" draw:end-glue-point="4" svg:d="m25950 2800-1550 1500" svg:viewBox="0 0 1551 1501">
            <text:p/>
          </draw:connector>
          <draw:custom-shape draw:style-name="gr5" draw:text-style-name="P2" xml:id="id5" draw:id="id5" draw:layer="layout" svg:width="0.8cm" svg:height="0.8cm" svg:x="25.033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5.433cm" svg:y2="4.3cm" draw:start-shape="id3" draw:start-glue-point="8" draw:end-shape="id5" draw:end-glue-point="4" svg:d="m25950 2800-517 1500" svg:viewBox="0 0 518 1501">
            <text:p/>
          </draw:connector>
          <draw:custom-shape draw:style-name="gr5" draw:text-style-name="P2" xml:id="id6" draw:id="id6" draw:layer="layout" svg:width="0.8cm" svg:height="0.8cm" svg:x="26.067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6.467cm" svg:y2="4.3cm" draw:start-shape="id3" draw:start-glue-point="8" draw:end-shape="id6" draw:end-glue-point="4" svg:d="m25950 2800 517 1500" svg:viewBox="0 0 518 1501">
            <text:p/>
          </draw:connector>
          <draw:custom-shape draw:style-name="gr5" draw:text-style-name="P2" xml:id="id7" draw:id="id7" draw:layer="layout" svg:width="0.8cm" svg:height="0.8cm" svg:x="27.1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7.5cm" svg:y2="4.3cm" draw:start-shape="id3" draw:start-glue-point="8" draw:end-shape="id7" draw:end-glue-point="4" svg:d="m25950 2800 1550 1500" svg:viewBox="0 0 1551 1501">
            <text:p/>
          </draw:connector>
        </draw:g>
        <draw:g>
          <draw:custom-shape draw:style-name="gr5" draw:text-style-name="P2" xml:id="id8" draw:id="id8" draw:layer="layout" svg:width="0.7cm" svg:height="0.7cm" svg:x="21.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9" draw:id="id9" draw:layer="layout" svg:width="0.8cm" svg:height="0.8cm" svg:x="20.3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0.7cm" svg:y2="10.7cm" draw:start-shape="id8" draw:start-glue-point="8" draw:end-shape="id9" draw:end-glue-point="4" svg:d="m22250 9200-1550 1500" svg:viewBox="0 0 1551 1501">
            <text:p/>
          </draw:connector>
          <draw:custom-shape draw:style-name="gr5" draw:text-style-name="P2" xml:id="id10" draw:id="id10" draw:layer="layout" svg:width="0.8cm" svg:height="0.8cm" svg:x="21.333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1.733cm" svg:y2="10.7cm" draw:start-shape="id8" draw:start-glue-point="8" draw:end-shape="id10" draw:end-glue-point="4" svg:d="m22250 9200-517 1500" svg:viewBox="0 0 518 1501">
            <text:p/>
          </draw:connector>
          <draw:custom-shape draw:style-name="gr5" draw:text-style-name="P2" xml:id="id11" draw:id="id11" draw:layer="layout" svg:width="0.8cm" svg:height="0.8cm" svg:x="22.367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2.767cm" svg:y2="10.7cm" draw:start-shape="id8" draw:start-glue-point="8" draw:end-shape="id11" draw:end-glue-point="4" svg:d="m22250 9200 517 1500" svg:viewBox="0 0 518 1501">
            <text:p/>
          </draw:connector>
          <draw:custom-shape draw:style-name="gr5" draw:text-style-name="P2" xml:id="id12" draw:id="id12" draw:layer="layout" svg:width="0.8cm" svg:height="0.8cm" svg:x="23.4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3.8cm" svg:y2="10.7cm" draw:start-shape="id8" draw:start-glue-point="8" draw:end-shape="id12" draw:end-glue-point="4" svg:d="m22250 9200 1550 1500" svg:viewBox="0 0 1551 1501">
            <text:p/>
          </draw:connector>
          <draw:custom-shape draw:style-name="gr5" draw:text-style-name="P2" xml:id="id13" draw:id="id13" draw:layer="layout" svg:width="0.7cm" svg:height="0.7cm" svg:x="23.0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4" draw:id="id14" draw:layer="layout" svg:width="0.7cm" svg:height="0.7cm" svg:x="24.2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23.4cm" svg:y1="7.7cm" svg:x2="22.25cm" svg:y2="8.5cm" draw:start-shape="id13" draw:start-glue-point="8" draw:end-shape="id8" draw:end-glue-point="4" svg:d="m23400 7700-1150 800" svg:viewBox="0 0 1151 801">
            <text:p/>
          </draw:connector>
          <draw:connector draw:style-name="gr6" draw:text-style-name="P2" draw:layer="layout" draw:type="line" svg:x1="23.4cm" svg:y1="7.7cm" svg:x2="24.55cm" svg:y2="8.5cm" draw:start-shape="id13" draw:start-glue-point="8" draw:end-shape="id14" draw:end-glue-point="4" svg:d="m23400 7700 1150 800" svg:viewBox="0 0 1151 801">
            <text:p/>
          </draw:connector>
        </draw:g>
        <draw:g>
          <draw:custom-shape draw:style-name="gr5" draw:text-style-name="P2" xml:id="id15" draw:id="id15" draw:layer="layout" svg:width="0.7cm" svg:height="0.7cm" svg:x="2.9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6" draw:id="id16" draw:layer="layout" svg:width="0.8cm" svg:height="0.8cm" svg:x="1.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1.7cm" svg:y2="10cm" draw:start-shape="id15" draw:start-glue-point="8" draw:end-shape="id16" draw:end-glue-point="4" svg:d="m3250 8500-1550 1500" svg:viewBox="0 0 1551 1501">
            <text:p/>
          </draw:connector>
          <draw:custom-shape draw:style-name="gr5" draw:text-style-name="P2" xml:id="id17" draw:id="id17" draw:layer="layout" svg:width="0.8cm" svg:height="0.8cm" svg:x="2.3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2.767cm" svg:y2="10cm" draw:start-shape="id15" draw:start-glue-point="8" draw:end-shape="id17" draw:end-glue-point="4" svg:d="m3250 8500-483 1500" svg:viewBox="0 0 484 1501">
            <text:p/>
          </draw:connector>
          <draw:custom-shape draw:style-name="gr5" draw:text-style-name="P2" xml:id="id18" draw:id="id18" draw:layer="layout" svg:width="0.8cm" svg:height="0.8cm" svg:x="3.4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3.833cm" svg:y2="10cm" draw:start-shape="id15" draw:start-glue-point="8" draw:end-shape="id18" draw:end-glue-point="4" svg:d="m3250 8500 583 1500" svg:viewBox="0 0 584 1501">
            <text:p/>
          </draw:connector>
          <draw:custom-shape draw:style-name="gr5" draw:text-style-name="P2" xml:id="id19" draw:id="id19" draw:layer="layout" svg:width="0.8cm" svg:height="0.8cm" svg:x="4.5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4.9cm" svg:y2="10cm" draw:start-shape="id15" draw:start-glue-point="8" draw:end-shape="id19" draw:end-glue-point="4" svg:d="m3250 8500 1650 1500" svg:viewBox="0 0 1651 1501">
            <text:p/>
          </draw:connector>
          <draw:custom-shape draw:style-name="gr5" draw:text-style-name="P2" xml:id="id35" draw:id="id35" draw:layer="layout" svg:width="0.7cm" svg:height="0.7cm" svg:x="9.4cm" svg:y="5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20" draw:id="id20" draw:layer="layout" svg:width="0.7cm" svg:height="0.7cm" svg:x="7.2cm" svg:y="7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21" draw:id="id21" draw:layer="layout" svg:width="0.8cm" svg:height="0.8cm" svg:x="5.5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5.967cm" svg:y2="10cm" draw:start-shape="id20" draw:start-glue-point="8" draw:end-shape="id21" draw:end-glue-point="4" svg:d="m7550 8500-1583 1500" svg:viewBox="0 0 1584 1501">
            <text:p/>
          </draw:connector>
          <draw:custom-shape draw:style-name="gr5" draw:text-style-name="P2" xml:id="id22" draw:id="id22" draw:layer="layout" svg:width="0.8cm" svg:height="0.8cm" svg:x="6.6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7.033cm" svg:y2="10cm" draw:start-shape="id20" draw:start-glue-point="8" draw:end-shape="id22" draw:end-glue-point="4" svg:d="m7550 8500-517 1500" svg:viewBox="0 0 518 1501">
            <text:p/>
          </draw:connector>
          <draw:custom-shape draw:style-name="gr5" draw:text-style-name="P2" xml:id="id23" draw:id="id23" draw:layer="layout" svg:width="0.8cm" svg:height="0.8cm" svg:x="7.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8.1cm" svg:y2="10cm" draw:start-shape="id20" draw:start-glue-point="8" draw:end-shape="id23" draw:end-glue-point="4" svg:d="m7550 8500 550 1500" svg:viewBox="0 0 551 1501">
            <text:p/>
          </draw:connector>
          <draw:custom-shape draw:style-name="gr5" draw:text-style-name="P2" xml:id="id24" draw:id="id24" draw:layer="layout" svg:width="0.8cm" svg:height="0.8cm" svg:x="8.7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9.167cm" svg:y2="10cm" draw:start-shape="id20" draw:start-glue-point="8" draw:end-shape="id24" draw:end-glue-point="4" svg:d="m7550 8500 1617 1500" svg:viewBox="0 0 1618 1501">
            <text:p/>
          </draw:connector>
          <draw:custom-shape draw:style-name="gr5" draw:text-style-name="P2" xml:id="id25" draw:id="id25" draw:layer="layout" svg:width="0.7cm" svg:height="0.7cm" svg:x="11.5cm" svg:y="7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26" draw:id="id26" draw:layer="layout" svg:width="0.8cm" svg:height="0.8cm" svg:x="9.8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0.233cm" svg:y2="10cm" draw:start-shape="id25" draw:start-glue-point="8" draw:end-shape="id26" draw:end-glue-point="4" svg:d="m11850 8500-1617 1500" svg:viewBox="0 0 1618 1501">
            <text:p/>
          </draw:connector>
          <draw:custom-shape draw:style-name="gr5" draw:text-style-name="P2" xml:id="id27" draw:id="id27" draw:layer="layout" svg:width="0.8cm" svg:height="0.8cm" svg:x="10.9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1.3cm" svg:y2="10cm" draw:start-shape="id25" draw:start-glue-point="8" draw:end-shape="id27" draw:end-glue-point="4" svg:d="m11850 8500-550 1500" svg:viewBox="0 0 551 1501">
            <text:p/>
          </draw:connector>
          <draw:custom-shape draw:style-name="gr5" draw:text-style-name="P2" xml:id="id28" draw:id="id28" draw:layer="layout" svg:width="0.8cm" svg:height="0.8cm" svg:x="11.9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2.367cm" svg:y2="10cm" draw:start-shape="id25" draw:start-glue-point="8" draw:end-shape="id28" draw:end-glue-point="4" svg:d="m11850 8500 517 1500" svg:viewBox="0 0 518 1501">
            <text:p/>
          </draw:connector>
          <draw:custom-shape draw:style-name="gr5" draw:text-style-name="P2" xml:id="id29" draw:id="id29" draw:layer="layout" svg:width="0.8cm" svg:height="0.8cm" svg:x="13.0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3.433cm" svg:y2="10cm" draw:start-shape="id25" draw:start-glue-point="8" draw:end-shape="id29" draw:end-glue-point="4" svg:d="m11850 8500 1583 1500" svg:viewBox="0 0 1584 1501">
            <text:p/>
          </draw:connector>
          <draw:custom-shape draw:style-name="gr5" draw:text-style-name="P2" xml:id="id30" draw:id="id30" draw:layer="layout" svg:width="0.7cm" svg:height="0.7cm" svg:x="15.8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31" draw:id="id31" draw:layer="layout" svg:width="0.8cm" svg:height="0.8cm" svg:x="14.1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4.5cm" svg:y2="10cm" draw:start-shape="id30" draw:start-glue-point="8" draw:end-shape="id31" draw:end-glue-point="4" svg:d="m16150 8500-1650 1500" svg:viewBox="0 0 1651 1501">
            <text:p/>
          </draw:connector>
          <draw:custom-shape draw:style-name="gr5" draw:text-style-name="P2" xml:id="id32" draw:id="id32" draw:layer="layout" svg:width="0.8cm" svg:height="0.8cm" svg:x="15.1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5.567cm" svg:y2="10cm" draw:start-shape="id30" draw:start-glue-point="8" draw:end-shape="id32" draw:end-glue-point="4" svg:d="m16150 8500-583 1500" svg:viewBox="0 0 584 1501">
            <text:p/>
          </draw:connector>
          <draw:custom-shape draw:style-name="gr5" draw:text-style-name="P2" xml:id="id33" draw:id="id33" draw:layer="layout" svg:width="0.8cm" svg:height="0.8cm" svg:x="16.2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6.633cm" svg:y2="10cm" draw:start-shape="id30" draw:start-glue-point="8" draw:end-shape="id33" draw:end-glue-point="4" svg:d="m16150 8500 483 1500" svg:viewBox="0 0 484 1501">
            <text:p/>
          </draw:connector>
          <draw:custom-shape draw:style-name="gr5" draw:text-style-name="P2" xml:id="id34" draw:id="id34" draw:layer="layout" svg:width="0.8cm" svg:height="0.8cm" svg:x="17.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7.7cm" svg:y2="10cm" draw:start-shape="id30" draw:start-glue-point="8" draw:end-shape="id34" draw:end-glue-point="4" svg:d="m16150 8500 1550 1500" svg:viewBox="0 0 1551 1501">
            <text:p/>
          </draw:connector>
          <draw:connector draw:style-name="gr6" draw:text-style-name="P2" draw:layer="layout" draw:type="line" svg:x1="9.75cm" svg:y1="6cm" svg:x2="3.25cm" svg:y2="7.8cm" draw:start-shape="id35" draw:start-glue-point="8" draw:end-shape="id15" draw:end-glue-point="4" svg:d="m9750 6000-6500 1800" svg:viewBox="0 0 6501 1801">
            <text:p/>
          </draw:connector>
          <draw:connector draw:style-name="gr6" draw:text-style-name="P2" draw:layer="layout" draw:type="line" svg:x1="9.75cm" svg:y1="6cm" svg:x2="7.55cm" svg:y2="7.8cm" draw:start-shape="id35" draw:start-glue-point="8" draw:end-shape="id20" draw:end-glue-point="4" svg:d="m9750 6000-2200 1800" svg:viewBox="0 0 2201 1801">
            <text:p/>
          </draw:connector>
          <draw:connector draw:style-name="gr6" draw:text-style-name="P2" draw:layer="layout" draw:type="line" svg:x1="9.75cm" svg:y1="6cm" svg:x2="11.85cm" svg:y2="7.8cm" draw:start-shape="id35" draw:start-glue-point="8" draw:end-shape="id25" draw:end-glue-point="4" svg:d="m9750 6000 2100 1800" svg:viewBox="0 0 2101 1801">
            <text:p/>
          </draw:connector>
          <draw:connector draw:style-name="gr6" draw:text-style-name="P2" draw:layer="layout" draw:type="line" svg:x1="9.75cm" svg:y1="6cm" svg:x2="16.15cm" svg:y2="7.8cm" draw:start-shape="id35" draw:start-glue-point="8" draw:end-shape="id30" draw:end-glue-point="4" svg:d="m9750 6000 6400 1800" svg:viewBox="0 0 6401 1801">
            <text:p/>
          </draw:connector>
        </draw:g>
        <draw:g>
          <draw:custom-shape draw:style-name="gr5" draw:text-style-name="P2" xml:id="id36" draw:id="id36" draw:layer="layout" svg:width="0.7cm" svg:height="0.7cm" svg:x="3.2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37" draw:id="id37" draw:layer="layout" svg:width="0.8cm" svg:height="0.8cm" svg:x="1.6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2cm" svg:y2="18.3cm" draw:start-shape="id36" draw:start-glue-point="8" draw:end-shape="id37" draw:end-glue-point="4" svg:d="m3550 16800-1550 1500" svg:viewBox="0 0 1551 1501">
            <text:p/>
          </draw:connector>
          <draw:custom-shape draw:style-name="gr5" draw:text-style-name="P2" xml:id="id38" draw:id="id38" draw:layer="layout" svg:width="0.8cm" svg:height="0.8cm" svg:x="2.6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3.067cm" svg:y2="18.3cm" draw:start-shape="id36" draw:start-glue-point="8" draw:end-shape="id38" draw:end-glue-point="4" svg:d="m3550 16800-483 1500" svg:viewBox="0 0 484 1501">
            <text:p/>
          </draw:connector>
          <draw:custom-shape draw:style-name="gr5" draw:text-style-name="P2" xml:id="id39" draw:id="id39" draw:layer="layout" svg:width="0.8cm" svg:height="0.8cm" svg:x="3.7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4.133cm" svg:y2="18.3cm" draw:start-shape="id36" draw:start-glue-point="8" draw:end-shape="id39" draw:end-glue-point="4" svg:d="m3550 16800 583 1500" svg:viewBox="0 0 584 1501">
            <text:p/>
          </draw:connector>
          <draw:custom-shape draw:style-name="gr5" draw:text-style-name="P2" xml:id="id40" draw:id="id40" draw:layer="layout" svg:width="0.8cm" svg:height="0.8cm" svg:x="4.8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5.2cm" svg:y2="18.3cm" draw:start-shape="id36" draw:start-glue-point="8" draw:end-shape="id40" draw:end-glue-point="4" svg:d="m3550 16800 1650 1500" svg:viewBox="0 0 1651 1501">
            <text:p/>
          </draw:connector>
          <draw:custom-shape draw:style-name="gr5" draw:text-style-name="P2" xml:id="id56" draw:id="id56" draw:layer="layout" svg:width="0.7cm" svg:height="0.7cm" svg:x="9.7cm" svg:y="13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41" draw:id="id41" draw:layer="layout" svg:width="0.7cm" svg:height="0.7cm" svg:x="7.525cm" svg:y="16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42" draw:id="id42" draw:layer="layout" svg:width="0.8cm" svg:height="0.8cm" svg:x="5.8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6.267cm" svg:y2="18.3cm" draw:start-shape="id41" draw:start-glue-point="8" draw:end-shape="id42" draw:end-glue-point="4" svg:d="m7875 16800-1608 1500" svg:viewBox="0 0 1609 1501">
            <text:p/>
          </draw:connector>
          <draw:custom-shape draw:style-name="gr5" draw:text-style-name="P2" xml:id="id43" draw:id="id43" draw:layer="layout" svg:width="0.8cm" svg:height="0.8cm" svg:x="6.9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7.333cm" svg:y2="18.3cm" draw:start-shape="id41" draw:start-glue-point="8" draw:end-shape="id43" draw:end-glue-point="4" svg:d="m7875 16800-542 1500" svg:viewBox="0 0 543 1501">
            <text:p/>
          </draw:connector>
          <draw:custom-shape draw:style-name="gr5" draw:text-style-name="P2" xml:id="id44" draw:id="id44" draw:layer="layout" svg:width="0.8cm" svg:height="0.8cm" svg:x="8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8.4cm" svg:y2="18.3cm" draw:start-shape="id41" draw:start-glue-point="8" draw:end-shape="id44" draw:end-glue-point="4" svg:d="m7875 16800 525 1500" svg:viewBox="0 0 526 1501">
            <text:p/>
          </draw:connector>
          <draw:custom-shape draw:style-name="gr5" draw:text-style-name="P2" xml:id="id45" draw:id="id45" draw:layer="layout" svg:width="0.8cm" svg:height="0.8cm" svg:x="9.0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9.467cm" svg:y2="18.3cm" draw:start-shape="id41" draw:start-glue-point="8" draw:end-shape="id45" draw:end-glue-point="4" svg:d="m7875 16800 1592 1500" svg:viewBox="0 0 1593 1501">
            <text:p/>
          </draw:connector>
          <draw:custom-shape draw:style-name="gr5" draw:text-style-name="P2" xml:id="id46" draw:id="id46" draw:layer="layout" svg:width="0.7cm" svg:height="0.7cm" svg:x="11.85cm" svg:y="16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47" draw:id="id47" draw:layer="layout" svg:width="0.8cm" svg:height="0.8cm" svg:x="10.1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0.533cm" svg:y2="18.3cm" draw:start-shape="id46" draw:start-glue-point="8" draw:end-shape="id47" draw:end-glue-point="4" svg:d="m12200 16800-1667 1500" svg:viewBox="0 0 1668 1501">
            <text:p/>
          </draw:connector>
          <draw:custom-shape draw:style-name="gr5" draw:text-style-name="P2" xml:id="id48" draw:id="id48" draw:layer="layout" svg:width="0.8cm" svg:height="0.8cm" svg:x="11.2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1.6cm" svg:y2="18.3cm" draw:start-shape="id46" draw:start-glue-point="8" draw:end-shape="id48" draw:end-glue-point="4" svg:d="m12200 16800-600 1500" svg:viewBox="0 0 601 1501">
            <text:p/>
          </draw:connector>
          <draw:custom-shape draw:style-name="gr5" draw:text-style-name="P2" xml:id="id49" draw:id="id49" draw:layer="layout" svg:width="0.8cm" svg:height="0.8cm" svg:x="12.2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2.667cm" svg:y2="18.3cm" draw:start-shape="id46" draw:start-glue-point="8" draw:end-shape="id49" draw:end-glue-point="4" svg:d="m12200 16800 467 1500" svg:viewBox="0 0 468 1501">
            <text:p/>
          </draw:connector>
          <draw:custom-shape draw:style-name="gr5" draw:text-style-name="P2" xml:id="id50" draw:id="id50" draw:layer="layout" svg:width="0.8cm" svg:height="0.8cm" svg:x="13.3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3.733cm" svg:y2="18.3cm" draw:start-shape="id46" draw:start-glue-point="8" draw:end-shape="id50" draw:end-glue-point="4" svg:d="m12200 16800 1533 1500" svg:viewBox="0 0 1534 1501">
            <text:p/>
          </draw:connector>
          <draw:custom-shape draw:style-name="gr5" draw:text-style-name="P2" xml:id="id51" draw:id="id51" draw:layer="layout" svg:width="0.7cm" svg:height="0.7cm" svg:x="16.175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2" draw:id="id52" draw:layer="layout" svg:width="0.8cm" svg:height="0.8cm" svg:x="14.4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4.8cm" svg:y2="18.3cm" draw:start-shape="id51" draw:start-glue-point="8" draw:end-shape="id52" draw:end-glue-point="4" svg:d="m16525 16800-1725 1500" svg:viewBox="0 0 1726 1501">
            <text:p/>
          </draw:connector>
          <draw:custom-shape draw:style-name="gr5" draw:text-style-name="P2" xml:id="id53" draw:id="id53" draw:layer="layout" svg:width="0.8cm" svg:height="0.8cm" svg:x="15.4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5.867cm" svg:y2="18.3cm" draw:start-shape="id51" draw:start-glue-point="8" draw:end-shape="id53" draw:end-glue-point="4" svg:d="m16525 16800-658 1500" svg:viewBox="0 0 659 1501">
            <text:p/>
          </draw:connector>
          <draw:custom-shape draw:style-name="gr5" draw:text-style-name="P2" xml:id="id54" draw:id="id54" draw:layer="layout" svg:width="0.8cm" svg:height="0.8cm" svg:x="16.5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6.933cm" svg:y2="18.3cm" draw:start-shape="id51" draw:start-glue-point="8" draw:end-shape="id54" draw:end-glue-point="4" svg:d="m16525 16800 408 1500" svg:viewBox="0 0 409 1501">
            <text:p/>
          </draw:connector>
          <draw:custom-shape draw:style-name="gr5" draw:text-style-name="P2" xml:id="id55" draw:id="id55" draw:layer="layout" svg:width="0.8cm" svg:height="0.8cm" svg:x="17.6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8cm" svg:y2="18.3cm" draw:start-shape="id51" draw:start-glue-point="8" draw:end-shape="id55" draw:end-glue-point="4" svg:d="m16525 16800 1475 1500" svg:viewBox="0 0 1476 1501">
            <text:p/>
          </draw:connector>
          <draw:connector draw:style-name="gr6" draw:text-style-name="P2" draw:layer="layout" draw:type="line" svg:x1="10.05cm" svg:y1="14.3cm" svg:x2="3.55cm" svg:y2="16.1cm" draw:start-shape="id56" draw:start-glue-point="8" draw:end-shape="id36" draw:end-glue-point="4" svg:d="m10050 14300-6500 1800" svg:viewBox="0 0 6501 1801">
            <text:p/>
          </draw:connector>
          <draw:connector draw:style-name="gr6" draw:text-style-name="P2" draw:layer="layout" draw:type="line" svg:x1="10.05cm" svg:y1="14.3cm" svg:x2="7.875cm" svg:y2="16.1cm" draw:start-shape="id56" draw:start-glue-point="8" draw:end-shape="id41" draw:end-glue-point="4" svg:d="m10050 14300-2175 1800" svg:viewBox="0 0 2176 1801">
            <text:p/>
          </draw:connector>
          <draw:connector draw:style-name="gr6" draw:text-style-name="P2" draw:layer="layout" draw:type="line" svg:x1="10.05cm" svg:y1="14.3cm" svg:x2="12.2cm" svg:y2="16.1cm" draw:start-shape="id56" draw:start-glue-point="8" draw:end-shape="id46" draw:end-glue-point="4" svg:d="m10050 14300 2150 1800" svg:viewBox="0 0 2151 1801">
            <text:p/>
          </draw:connector>
          <draw:connector draw:style-name="gr6" draw:text-style-name="P2" draw:layer="layout" draw:type="line" svg:x1="10.05cm" svg:y1="14.3cm" svg:x2="16.525cm" svg:y2="16.1cm" draw:start-shape="id56" draw:start-glue-point="8" draw:end-shape="id51" draw:end-glue-point="4" svg:d="m10050 14300 6475 1800" svg:viewBox="0 0 6476 1801">
            <text:p/>
          </draw:connector>
          <draw:custom-shape draw:style-name="gr5" draw:text-style-name="P2" xml:id="id60" draw:id="id60" draw:layer="layout" svg:width="0.7cm" svg:height="0.7cm" svg:x="15.9cm" svg:y="11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59" draw:id="id59" draw:layer="layout" svg:width="0.7cm" svg:height="0.7cm" svg:x="22.1cm" svg:y="13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57" draw:id="id57" draw:layer="layout" svg:width="0.7cm" svg:height="0.7cm" svg:x="20.5cm" svg:y="16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xml:id="id58" draw:id="id58" draw:layer="layout" svg:width="0.8cm" svg:height="0.8cm" svg:x="19.2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0.85cm" svg:y1="16.8cm" svg:x2="19.6cm" svg:y2="18.3cm" draw:start-shape="id57" draw:start-glue-point="8" draw:end-shape="id58" draw:end-glue-point="4" svg:d="m20850 16800-1250 1500" svg:viewBox="0 0 1251 1501">
            <text:p/>
          </draw:connector>
          <draw:connector draw:style-name="gr6" draw:text-style-name="P2" draw:layer="layout" draw:type="line" svg:x1="22.45cm" svg:y1="14.4cm" svg:x2="20.85cm" svg:y2="16.1cm" draw:start-shape="id59" draw:start-glue-point="8" draw:end-shape="id57" draw:end-glue-point="4" svg:d="m22450 14400-1600 1700" svg:viewBox="0 0 1601 1701">
            <text:p/>
          </draw:connector>
          <draw:connector draw:style-name="gr6" draw:text-style-name="P2" draw:layer="layout" draw:type="line" svg:x1="16.25cm" svg:y1="12.4cm" svg:x2="10.05cm" svg:y2="13.6cm" draw:start-shape="id60" draw:start-glue-point="8" draw:end-shape="id56" draw:end-glue-point="4" svg:d="m16250 12400-6200 1200" svg:viewBox="0 0 6201 1201">
            <text:p/>
          </draw:connector>
          <draw:connector draw:style-name="gr6" draw:text-style-name="P2" draw:layer="layout" draw:type="line" svg:x1="16.25cm" svg:y1="12.4cm" svg:x2="22.45cm" svg:y2="13.7cm" draw:start-shape="id60" draw:start-glue-point="8" draw:end-shape="id59" draw:end-glue-point="4" svg:d="m16250 12400 6200 1300" svg:viewBox="0 0 6201 1301">
            <text:p/>
          </draw:connector>
        </draw:g>
        <draw:frame draw:style-name="gr3" draw:layer="layout" svg:width="4.6cm" svg:height="1cm" svg:x="2.2cm" svg:y="1.9cm">
          <draw:text-box>
            <text:p>Tree Structure</text:p>
          </draw:text-box>
        </draw:frame>
      </draw:page>
      <draw:page draw:name="page3" draw:style-name="dp1" draw:master-page-name="Default">
        <draw:frame draw:style-name="gr7" draw:layer="layout" svg:width="15.6cm" svg:height="3.806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Create and test merge function</text:p>
              </text:list-item>
            </text:list>
          </draw:text-box>
        </draw:frame>
        <draw:g>
          <draw:custom-shape draw:style-name="gr8" draw:text-style-name="P2" draw:layer="layout" svg:width="4cm" svg:height="5cm" svg:x="4.3cm" svg:y="18.4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4.3cm" svg:y="21.4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6.3cm" svg:y="18.4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3cm" svg:y1="17.4cm" svg:x2="3.3cm" svg:y2="24.4cm">
            <text:p/>
          </draw:line>
          <draw:line draw:style-name="gr6" draw:text-style-name="P2" draw:layer="layout" svg:x1="10.3cm" svg:y1="24.4cm" svg:x2="3.3cm" svg:y2="24.4cm">
            <text:p/>
          </draw:line>
          <draw:frame draw:style-name="gr10" draw:layer="layout" svg:width="0.921cm" svg:height="0.962cm" svg:x="7.279cm" svg:y="25.538cm">
            <draw:text-box>
              <text:p>X</text:p>
            </draw:text-box>
          </draw:frame>
          <draw:frame draw:style-name="gr10" draw:layer="layout" svg:width="0.921cm" svg:height="0.962cm" svg:x="1.179cm" svg:y="20.738cm">
            <draw:text-box>
              <text:p>Y</text:p>
            </draw:text-box>
          </draw:frame>
          <draw:frame draw:style-name="gr10" draw:layer="layout" svg:width="0.853cm" svg:height="0.962cm" svg:x="2.6cm" svg:y="24.2cm">
            <draw:text-box>
              <text:p>0</text:p>
            </draw:text-box>
          </draw:frame>
          <draw:frame draw:style-name="gr11" draw:layer="layout" svg:width="0.853cm" svg:height="0.962cm" svg:x="2.583cm" svg:y="23cm">
            <draw:text-box>
              <text:p>1</text:p>
            </draw:text-box>
          </draw:frame>
          <draw:frame draw:style-name="gr11" draw:layer="layout" svg:width="0.853cm" svg:height="0.962cm" svg:x="2.567cm" svg:y="21.8cm">
            <draw:text-box>
              <text:p>2</text:p>
            </draw:text-box>
          </draw:frame>
          <draw:frame draw:style-name="gr11" draw:layer="layout" svg:width="0.853cm" svg:height="0.962cm" svg:x="2.55cm" svg:y="20.738cm">
            <draw:text-box>
              <text:p>3</text:p>
            </draw:text-box>
          </draw:frame>
          <draw:frame draw:style-name="gr11" draw:layer="layout" svg:width="0.853cm" svg:height="0.962cm" svg:x="2.5cm" svg:y="19.838cm">
            <draw:text-box>
              <text:p>4</text:p>
            </draw:text-box>
          </draw:frame>
          <draw:frame draw:style-name="gr11" draw:layer="layout" svg:width="0.853cm" svg:height="0.962cm" svg:x="2.533cm" svg:y="18.9cm">
            <draw:text-box>
              <text:p>5</text:p>
            </draw:text-box>
          </draw:frame>
          <draw:frame draw:style-name="gr11" draw:layer="layout" svg:width="0.853cm" svg:height="0.962cm" svg:x="2.517cm" svg:y="17.9cm">
            <draw:text-box>
              <text:p>6</text:p>
            </draw:text-box>
          </draw:frame>
          <draw:frame draw:style-name="gr11" draw:layer="layout" svg:width="0.853cm" svg:height="0.962cm" svg:x="3.847cm" svg:y="24.3cm">
            <draw:text-box>
              <text:p>1</text:p>
            </draw:text-box>
          </draw:frame>
          <draw:frame draw:style-name="gr11" draw:layer="layout" svg:width="0.853cm" svg:height="0.962cm" svg:x="4.847cm" svg:y="24.283cm">
            <draw:text-box>
              <text:p>2</text:p>
            </draw:text-box>
          </draw:frame>
          <draw:frame draw:style-name="gr11" draw:layer="layout" svg:width="0.853cm" svg:height="0.962cm" svg:x="5.847cm" svg:y="24.267cm">
            <draw:text-box>
              <text:p>3</text:p>
            </draw:text-box>
          </draw:frame>
          <draw:frame draw:style-name="gr11" draw:layer="layout" svg:width="0.853cm" svg:height="0.962cm" svg:x="6.8cm" svg:y="24.25cm">
            <draw:text-box>
              <text:p>4</text:p>
            </draw:text-box>
          </draw:frame>
          <draw:frame draw:style-name="gr11" draw:layer="layout" svg:width="0.853cm" svg:height="0.962cm" svg:x="7.847cm" svg:y="24.233cm">
            <draw:text-box>
              <text:p>5</text:p>
            </draw:text-box>
          </draw:frame>
          <draw:frame draw:style-name="gr11" draw:layer="layout" svg:width="0.853cm" svg:height="0.962cm" svg:x="8.9cm" svg:y="24.217cm">
            <draw:text-box>
              <text:p>6</text:p>
            </draw:text-box>
          </draw:frame>
          <draw:frame draw:style-name="gr12" draw:layer="layout" svg:width="6.7cm" svg:height="0.962cm" svg:x="3.1cm" svg:y="16.3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2.021cm" svg:y1="4cm" svg:x2="22.021cm" svg:y2="11cm">
            <text:p/>
          </draw:line>
          <draw:line draw:style-name="gr6" draw:text-style-name="P2" draw:layer="layout" svg:x1="29.021cm" svg:y1="11cm" svg:x2="22.021cm" svg:y2="11cm">
            <text:p/>
          </draw:line>
          <draw:frame draw:style-name="gr10" draw:layer="layout" svg:width="0.921cm" svg:height="0.962cm" svg:x="26cm" svg:y="12.138cm">
            <draw:text-box>
              <text:p>X</text:p>
            </draw:text-box>
          </draw:frame>
          <draw:frame draw:style-name="gr10" draw:layer="layout" svg:width="0.921cm" svg:height="0.962cm" svg:x="19.9cm" svg:y="7.338cm">
            <draw:text-box>
              <text:p>Y</text:p>
            </draw:text-box>
          </draw:frame>
          <draw:frame draw:style-name="gr10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8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2cm" svg:y1="4cm" svg:x2="32cm" svg:y2="11cm">
            <text:p/>
          </draw:line>
          <draw:line draw:style-name="gr6" draw:text-style-name="P2" draw:layer="layout" svg:x1="39cm" svg:y1="11cm" svg:x2="32cm" svg:y2="11cm">
            <text:p/>
          </draw:line>
          <draw:frame draw:style-name="gr10" draw:layer="layout" svg:width="0.921cm" svg:height="0.962cm" svg:x="35.979cm" svg:y="12.138cm">
            <draw:text-box>
              <text:p>X</text:p>
            </draw:text-box>
          </draw:frame>
          <draw:frame draw:style-name="gr10" draw:layer="layout" svg:width="0.921cm" svg:height="0.962cm" svg:x="29.879cm" svg:y="7.338cm">
            <draw:text-box>
              <text:p>Y</text:p>
            </draw:text-box>
          </draw:frame>
          <draw:frame draw:style-name="gr10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621cm" svg:height="0.962cm" svg:x="32.679cm" svg:y="4.7cm">
            <draw:text-box>
              <text:p>Enclosed case</text:p>
            </draw:text-box>
          </draw:frame>
          <draw:custom-shape draw:style-name="gr9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2.001cm" svg:y1="14cm" svg:x2="32.001cm" svg:y2="21cm">
            <text:p/>
          </draw:line>
          <draw:line draw:style-name="gr6" draw:text-style-name="P2" draw:layer="layout" svg:x1="39.001cm" svg:y1="21cm" svg:x2="32.001cm" svg:y2="21cm">
            <text:p/>
          </draw:line>
          <draw:frame draw:style-name="gr10" draw:layer="layout" svg:width="0.921cm" svg:height="0.962cm" svg:x="35.98cm" svg:y="22.138cm">
            <draw:text-box>
              <text:p>X</text:p>
            </draw:text-box>
          </draw:frame>
          <draw:frame draw:style-name="gr10" draw:layer="layout" svg:width="0.921cm" svg:height="0.962cm" svg:x="29.88cm" svg:y="17.338cm">
            <draw:text-box>
              <text:p>Y</text:p>
            </draw:text-box>
          </draw:frame>
          <draw:frame draw:style-name="gr10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5.853cm" svg:height="0.962cm" svg:x="32.68cm" svg:y="14.7cm">
            <draw:text-box>
              <text:p>Encapsulated cas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4-01T16:38:52.351445319</dc:date>
    <meta:editing-duration>P1DT45M24S</meta:editing-duration>
    <meta:editing-cycles>25</meta:editing-cycles>
    <meta:generator>LibreOffice/4.1.5.3$Linux_X86_64 LibreOffice_project/410m0$Build-3</meta:generator>
    <meta:document-statistic meta:object-count="217"/>
  </office:meta>
</office:document-meta>
</file>